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5268in" svg:y="0.6in">
            <draw:object draw:notify-on-update-of-ranges="Sheet1.B3:Sheet1.B7 Sheet1.A3:Sheet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string" calcext:value-type="string">
            <text:p>Paloma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varad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ripps Memori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harp Memoria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ri-C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4">
      <number:month/>
      <number:text>/</number:text>
      <number:day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4:52:33.933655967</meta:creation-date>
    <dc:date>2022-10-14T18:32:08.269773117</dc:date>
    <meta:editing-duration>PT20M30S</meta:editing-duration>
    <meta:editing-cycles>2</meta:editing-cycles>
    <meta:generator>LibreOffice/7.4.1.2$Linux_X86_64 LibreOffice_project/40$Build-2</meta:generator>
    <meta:document-statistic meta:table-count="1" meta:cell-count="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9cm" svg:y="0.315cm" chart:style-name="ch2">
          <text:p>Cost of Lipid Panel</text:p>
        </chart:title>
        <chart:plot-area chart:style-name="ch3" table:cell-range-address="Sheet1.A3:Sheet1.B7" chart:data-source-has-labels="column" svg:x="1.33cm" svg:y="1.28cm" svg:width="14.35cm" svg:height="6.5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78cm" svg:y="1.28cm" svg:width="13.458cm" svg:height="4.1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28cm" svg:y="8.021cm" chart:style-name="ch5">
              <text:p>Medical Facility</text:p>
            </chart:title>
            <chart:categories table:cell-range-address="Sheet1.B3:Sheet1.B7"/>
          </chart:axis>
          <chart:axis chart:dimension="y" chart:name="primary-y" chart:style-name="ch6">
            <chart:title svg:x="0.451cm" svg:y="5.206cm" chart:style-name="ch7">
              <text:p>Cost ($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A3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Palomar</text:p>
                <draw:g>
                  <svg:desc>Sheet1.B3:Sheet1.B7</svg:desc>
                </draw:g>
              </table:table-cell>
              <table:table-cell office:value-type="float" office:value="23.2">
                <text:p>23.2</text:p>
                <draw:g>
                  <svg:desc>Sheet1.A3:Sheet1.A7</svg:desc>
                </draw:g>
              </table:table-cell>
            </table:table-row>
            <table:table-row>
              <table:table-cell office:value-type="string">
                <text:p>Alvarado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Scripps Memorial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Sharp Memorial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Tri-City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